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和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08:24.798335673</meta:creation-date>
    <dc:date>2016-05-23T11:09:21.506803975</dc:date>
    <meta:editing-duration>PT57S</meta:editing-duration>
    <meta:editing-cycles>1</meta:editing-cycles>
    <meta:document-statistic meta:table-count="0" meta:image-count="0" meta:object-count="0" meta:page-count="1" meta:paragraph-count="1" meta:word-count="2" meta:character-count="2" meta:non-whitespace-character-count="2"/>
    <meta:generator>LibreOffice/5.2.0.0.alpha1$Linux_X86_64 LibreOffice_project/20$Build-0</meta:generator>
  </office:meta>
</office:document-meta>
</file>